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fo:font-style="normal" style:text-underline-style="none" style:font-style-asian="normal" style:font-style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color="#0000ff"/>
    </style:style>
    <style:style style:name="P5" style:family="paragraph" style:parent-style-name="Text_20_body">
      <style:text-properties fo:color="#0000ff" fo:font-style="normal" style:text-underline-style="none" style:font-style-asian="normal" style:font-style-complex="normal"/>
    </style:style>
    <style:style style:name="T1" style:family="text">
      <style:text-properties fo:color="#800000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0000ff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00ff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onvention base de données :</text:span></text:h>
      <text:p text:style-name="Text_20_body"><text:span text:style-name="T2">Nom de table =</text:span> <text:span text:style-name="T7">minuscule/pluriel</text:span></text:p>
      <text:p text:style-name="Text_20_body"/>
      <text:p text:style-name="Text_20_body"><text:span text:style-name="T2">Nom de champ =</text:span> <text:span text:style-name="T7">(hors clé primaire) 3 premières lettres de la table en majuscule + _ + nom en minuscule/singulier</text:span></text:p>
      <text:p text:style-name="Text_20_body"/>
      <text:p text:style-name="Text_20_body"><text:span text:style-name="T2">Clé primaire = </text:span><text:span text:style-name="T7">3 premières lettres de la table en majuscule + </text:span><text:span text:style-name="T8">_ + </text:span><text:span text:style-name="T7">id</text:span></text:p>
      <text:p text:style-name="Text_20_body"/>
      <text:p text:style-name="Text_20_body"><text:span text:style-name="T2">Clé étrangère =</text:span> <text:span text:style-name="T7">3 premières lettres de la table en majuscule + </text:span><text:span text:style-name="T8">_ +</text:span><text:span text:style-name="T7"> table_id</text:span></text:p>
      <text:p text:style-name="Text_20_body"/>
      <text:p text:style-name="Text_20_body"><text:span text:style-name="T2">Table de liaison =</text:span> <text:span text:style-name="T7">3 premières lettres de la table en majuscule + </text:span><text:span text:style-name="T8">_ +</text:span><text:span text:style-name="T7"> nomtable1_nomtable2</text:span></text:p>
      <text:p text:style-name="Text_20_body"/>
      <text:p text:style-name="Text_20_body"><text:span text:style-name="T2">Contrainte Clé primaire = </text:span><text:span text:style-name="T9">3 premières lettres de la table en majuscule + _ + pk +</text:span></text:p>
      <text:p text:style-name="Text_20_body"><text:span text:style-name="T3"/></text:p>
      <text:p text:style-name="Text_20_body"><text:span text:style-name="T2">Contrainte Clé <text:s/>étrangère <text:s/>= </text:span><text:span text:style-name="T9">3 premières lettres de la table en majuscule + _ + fk +</text:span></text:p>
      <text:p text:style-name="Standard"/>
      <text:p text:style-name="Standard"/>
      <text:p text:style-name="Standard"/>
      <text:h text:style-name="Heading_20_1" text:outline-level="1"><text:span text:style-name="T1">Convention code :</text:span></text:h>
      <text:p text:style-name="Text_20_body"><text:span text:style-name="T2">Nom des classe =</text:span> <text:span text:style-name="T7">nom de la table</text:span></text:p>
      <text:p text:style-name="Text_20_body"/>
      <text:p text:style-name="Text_20_body"><text:span text:style-name="T2">Nom des fonctions =</text:span> <text:span text:style-name="T7">1er mot : en minuscule ; Autres mots : 1ère lettre en majuscule, le reste en minuscule</text:span></text:p>
      <text:p text:style-name="Text_20_body"/>
      <text:p text:style-name="Text_20_body"><text:span text:style-name="T2">Fonctions =</text:span> <text:span text:style-name="T7">public</text:span></text:p>
      <text:p text:style-name="Text_20_body"/>
      <text:p text:style-name="Text_20_body"><text:span text:style-name="T2">Nom des variables = </text:span><text:span text:style-name="T7">idem que </text:span><text:span text:style-name="T10">nom des fonctions</text:span></text:p>
      <text:p text:style-name="Text_20_body"><text:span text:style-name="T4"/></text:p>
      <text:p text:style-name="Text_20_body"><text:span text:style-name="T2">Variables =</text:span> <text:span text:style-name="T7">protected</text:span></text:p>
      <text:p text:style-name="Text_20_body"/>
      <text:p text:style-name="P3">Commentaires =</text:p>
      <text:p text:style-name="P4"><text:s/>/* une phrase expliquant l'action de la méthode/le rôle de la classe + <text:span text:style-name="T6">$paramètre entrant</text:span> + <text:span text:style-name="T6">$paramètre sortant</text:span></text:p>
      <text:p text:style-name="P5">*/</text:p>
      <text:p text:style-name="P2"/>
      <text:p text:style-name="P5">// mise en page</text:p>
      <text:p text:style-name="Text_20_body"/>
      <text:h text:style-name="P1" text:outline-level="1"><text:span text:style-name="T1">DOM :</text:span></text:h>
      <text:p text:style-name="Standard"/>
      <text:p text:style-name="Standard">&lt;html&gt;</text:p>
      <text:p text:style-name="Standard"><text:tab/>&lt;head&gt;</text:p>
      <text:p text:style-name="Standard"><text:tab/><text:tab/>&lt;title&gt;&lt;/title&gt;</text:p>
      <text:p text:style-name="Standard"><text:tab/>&lt;/head&gt;</text:p>
      <text:p text:style-name="Standard"><text:tab/>&lt;body&gt;</text:p>
      <text:p text:style-name="Standard"><text:tab/><text:tab/>&lt;div id="conteneur"&gt;</text:p>
      <text:p text:style-name="Standard"><text:tab/><text:tab/><text:tab/>&lt;div id="header"&gt;</text:p>
      <text:p text:style-name="Standard"><text:tab/><text:tab/><text:tab/>&lt;/div&gt;</text:p>
      <text:p text:style-name="Standard"><text:tab/><text:tab/><text:tab/>&lt;div id="sousHeader"&gt;</text:p>
      <text:p text:style-name="Standard"><text:tab/><text:tab/><text:tab/>&lt;/div&gt;</text:p>
      <text:p text:style-name="Standard"><text:tab/><text:tab/><text:tab/>&lt;div id="menu"&gt;</text:p>
      <text:p text:style-name="Standard"><text:tab/><text:tab/><text:tab/>&lt;/div&gt;</text:p>
      <text:p text:style-name="Standard"><text:tab/><text:tab/><text:tab/>&lt;div id="content"&gt;</text:p>
      <text:p text:style-name="Standard"><text:s text:c="11"/><text:tab/><text:tab/><text:tab/>&lt;/div&gt;</text:p>
      <text:p text:style-name="Standard"><text:tab/><text:tab/><text:tab/>&lt;div id="footer"&gt;</text:p>
      <text:p text:style-name="Standard"><text:s text:c="12"/><text:tab/><text:tab/>&lt;/div&gt;</text:p>
      <text:p text:style-name="Standard"><text:tab/><text:tab/>&lt;/div&gt;</text:p>
      <text:p text:style-name="Standard"><text:tab/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2T09:25:19.99</meta:creation-date>
    <dc:date>2016-09-02T11:48:12.79</dc:date>
    <meta:editing-duration>PT2H15M53S</meta:editing-duration>
    <meta:editing-cycles>29</meta:editing-cycles>
    <meta:generator>OpenOffice/4.1.2$Win32 OpenOffice.org_project/412m3$Build-9782</meta:generator>
    <meta:document-statistic meta:table-count="0" meta:image-count="0" meta:object-count="0" meta:page-count="2" meta:paragraph-count="38" meta:word-count="210" meta:character-count="1216"/>
  </office:meta>
</office:document-meta>
</file>